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lucida grande" svg:font-family="'lucida grande', tahoma, verdana, arial, sans-serif"/>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fo:font-size="12pt" fo:language="en" fo:country="US" style:font-size-asian="12pt" style:font-size-complex="12pt"/>
    </style:style>
    <style:style style:name="P3" style:family="paragraph" style:parent-style-name="Standard" style:list-style-name="L3">
      <style:text-properties fo:color="#000000"/>
    </style:style>
    <style:style style:name="P4" style:family="paragraph" style:parent-style-name="Title" style:master-page-name="Standard">
      <style:paragraph-properties fo:text-align="center" style:justify-single-word="false" style:page-number="auto"/>
      <style:text-properties fo:color="#000000"/>
    </style:style>
    <style:style style:name="T1" style:family="text">
      <style:text-properties fo:font-size="12pt" fo:language="en" fo:country="US" style:font-size-asian="12pt" style:font-size-complex="12pt"/>
    </style:style>
    <style:style style:name="T2" style:family="text">
      <style:text-properties fo:font-variant="normal" fo:text-transform="none" style:font-name="Calibri1" fo:font-size="12pt" fo:letter-spacing="normal" fo:language="en" fo:country="US" fo:font-style="normal" fo:font-weight="normal" style:font-size-asian="12pt" style:font-size-complex="12pt"/>
    </style:style>
    <style:style style:name="T3" style:family="text">
      <style:text-properties style:font-name="Calibri1" fo:font-size="12pt" fo:language="en" fo:country="US"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st-mortem Report</text:p>
      <text:p text:style-name="P2"/>
      <text:p text:style-name="P1"><text:span text:style-name="T1">We have worked using parts of the scrum process such as sprints and user stories. In addition we used pair programming, especially in the beginning. The advantages of using scrum in our group was that we followed our goals that we set up each week thus making our project move forward at a even and efficient pace without overworking the group. However, we did not have daily meetings in our group. This was simply due to that our schedules did not match. Four of us had another project going on simultaneously and the remaining three members had another course all together to keep track of. This also forced us to split the work into two longer days where the whole group sat together and worked. However, we did have a short meeting on Tuesdays before we started to work where we brought up issues that we had and what needed to be done for the week.</text:span></text:p>
      <text:p text:style-name="P1"><text:span text:style-name="T1">We have worked for a total of 6 weeks and spent approximately 20 hours each per week on the project for a total of 840 hours. </text:span></text:p>
      <text:p text:style-name="P1"><text:span text:style-name="T1">Scrum was quite effective for us mainly because we followed the sprints strictly making our work highly efficient. It helped us visualize and give us a fair understanding of how far we were in the project.</text:span></text:p>
      <text:p text:style-name="P1"><text:span text:style-name="T1">Scrum is intended for full time work at one location. Daily meetings doesn't work well without that premise. It also assumes there is some sort of base of operations with a whiteboard or equivalent to use as a scrum board.</text:span></text:p>
      <text:p text:style-name="P1"><text:span text:style-name="T1">We would use scrum in future projects if our schedules matched better so we could have daily meetings and spread our total work time over the week better.</text:span></text:p>
      <text:p text:style-name="P1"><text:span text:style-name="T1">In the beginning of our project we worked a lot using pair programming since the problems were more complicated and bigger. However, during the end of the project we decreased the amount of pair programming and worked more independently since the problems became more divided and smaller. We still used pair programming to some extent during the end of the project when for instance one person bumped into a difficult problem. </text:span></text:p>
      <text:p text:style-name="P1"><text:span text:style-name="T1">The benefits of using scrum compared to a more plan driven process were that it was easier to add and remove features. Scrum was way faster and more efficient, had we not used scrum it would have taken longer to get started because of all the documentation it would have involved. </text:span></text:p>
      <text:p text:style-name="P1"><text:span text:style-name="T1">Our teamwork worked very well and</text:span><text:bookmark text:name="_GoBack"/><text:span text:style-name="T1"> we split up the tasks in a good way without any arguments. The pair programing was also effective and made our more complicated problems solved faster.</text:span></text:p>
      <text:p text:style-name="P1"><text:soft-page-break/><text:span text:style-name="T1">In the beginning we tried to use the Android SDK Emulator, but because of recurring problems with delay we decided to run the app on our phones instead. Not all members in our group had an Android phone, but this didn't cause much trouble since we worked together in pairs most of the time.</text:span></text:p>
      <text:p text:style-name="P1"><text:span text:style-name="T1">If we were to do another project we would devote more time to learn the tools, such as LibGDX and git, from the start. Much time in the beginning of our project was wasted because we tried to go directly to coding before we knew enough about libgdx and the available tools there. Many of the guides about libgdx we found turned out to be outdated. We would have known this if we had spent more time exploring the official API.</text:span></text:p>
      <text:p text:style-name="P1"><text:span text:style-name="T1">Git took some time to learn as well. If we had taken a few hours to learn it together we could have avoided downtime later when we waited for eachovers merge/sync to avoid complications.</text:span></text:p>
      <text:p text:style-name="P1"><text:span text:style-name="T2">Known Issues:</text:span></text:p>
      <text:list xml:id="list7637442966483124942" text:style-name="L3">
        <text:list-item>
          <text:p text:style-name="P3"><text:span text:style-name="T2">Menu buttons don´t work if you press the lower part.</text:span><text:span text:style-name="T3"><text:line-break/></text:span><text:span text:style-name="T2">We chose to not fix it since it isn't noticeable when you run on android unless you know about it.</text:span></text:p>
        </text:list-item>
        <text:list-item>
          <text:p text:style-name="P3"><text:span text:style-name="T2">Testing won´t work when the animation is active so we have to comment the row which call animation while testing. We have been working alot on it but have´t found any solution. <text:line-break/>We thought about using a variable that determine if animations should be used but decided that it would be bad programing. Since it´s a game we focused on testing most parts manually by playing repeatedly and trying to make the game crash.</text:span></text:p>
        </text:list-item>
        <text:list-item>
          <text:p text:style-name="P3"><text:span text:style-name="T2">After you shut down keyboard in highscore screen it can't appear again for editing of name. We assume that when you press "Enter" you have a correct name.</text:span></text:p>
        </text:list-item>
      </text:list>
      <text:p text:style-name="P1"><text:span text:style-name="T2"/></text:p>
      <text:p text:style-name="P1"><text:span text:style-name="T2">Minimum requirements</text:span></text:p>
      <text:p text:style-name="P1"><text:span text:style-name="T2">We decided to set API requirements to release 14 (android 4.0). This was the lowest API that would run our code.</text:span></text:p>
      <text:p text:style-name="P1"><text:span text:style-name="T2">For hardware requirement we set Samsung Galaxy Note GT-N7000 equivalent and later. This is the oldest phone we have that could run the app smooth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lucida grande" svg:font-family="'lucida grande', tahoma, verdana, arial, sans-serif"/>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Standard" style:next-style-name="Subtitle" style:default-outline-level=""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zer</meta:initial-creator>
    <meta:editing-cycles>4</meta:editing-cycles>
    <meta:creation-date>2013-10-17T15:28:00</meta:creation-date>
    <dc:date>2013-10-21T15:15:01.46</dc:date>
    <meta:editing-duration>PT4H2M34S</meta:editing-duration>
    <meta:generator>OpenOffice/4.0.1$Win32 OpenOffice.org_project/401m5$Build-9714</meta:generator>
    <meta:document-statistic meta:table-count="0" meta:image-count="0" meta:object-count="0" meta:page-count="2" meta:paragraph-count="19" meta:word-count="796" meta:character-count="4391"/>
    <meta:user-defined meta:name="AppVersion">14.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